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man" svg:font-family="Roman" style:font-family-generic="roman" style:font-pitch="variable" svg:panose-1="0 0 0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ab-stops>
          <style:tab-stop style:type="left" style:position="1.9687in"/>
        </style:tab-stops>
      </style:paragraph-properties>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style:text-autospace="none" fo:text-align="justify" fo:line-height="150%" fo:margin-left="1.9687in">
        <style:tab-stops/>
      </style:paragraph-properties>
      <style:text-properties fo:font-weight="bold" style:font-weight-asian="bold" style:font-weight-complex="bold" fo:color="#000000" fo:font-size="12pt" style:font-size-asian="12pt" style:font-size-complex="12pt"/>
    </style:style>
    <style:style style:name="P11" style:parent-style-name="Normal" style:family="paragraph">
      <style:paragraph-properties style:text-autospace="none" fo:text-align="justify" fo:line-height="150%" fo:margin-left="2.6583in">
        <style:tab-stops/>
      </style:paragraph-properties>
    </style:style>
    <style:style style:name="T12" style:parent-style-name="Fonteparág.padrão"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 style:parent-style-name="Fonteparág.padrão"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4" style:parent-style-name="Fonteparág.padrão"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5" style:parent-style-name="Fonteparág.padrão"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6"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17"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18"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19"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20"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21"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22"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T23" style:parent-style-name="Fonteparág.padrão" style:family="text">
      <style:text-properties style:font-name="Arial" style:font-name-complex="Arial" fo:font-weight="bold" style:font-weight-asian="bold" style:font-weight-complex="bold" style:font-style-complex="italic" fo:color="#000000" fo:font-size="11pt" style:font-size-asian="11pt" style:font-size-complex="11pt"/>
    </style:style>
    <style:style style:name="P24" style:parent-style-name="Normal" style:family="paragraph">
      <style:paragraph-properties fo:text-align="justify" fo:line-height="150%">
        <style:tab-stops>
          <style:tab-stop style:type="left" style:position="1.9687in"/>
        </style:tab-stops>
      </style:paragraph-properties>
      <style:text-properties fo:font-weight="bold" style:font-weight-asian="bold" fo:font-size="12pt" style:font-size-asian="12pt" style:font-size-complex="12pt" style:text-underline-type="single" style:text-underline-style="solid" style:text-underline-width="auto" style:text-underline-mode="continuous"/>
    </style:style>
    <style:style style:name="P25" style:parent-style-name="Normal" style:family="paragraph">
      <style:paragraph-properties fo:text-align="justify" fo:line-height="150%" fo:text-indent="1.1812in">
        <style:tab-stops>
          <style:tab-stop style:type="left" style:position="0in"/>
        </style:tab-stops>
      </style:paragraph-properties>
    </style:style>
    <style:style style:name="T26" style:parent-style-name="Fonteparág.padrão" style:family="text">
      <style:text-properties style:font-name="Arial" style:font-name-complex="Arial" fo:font-weight="bold" style:font-weight-asian="bold" fo:letter-spacing="-0.0027in"/>
    </style:style>
    <style:style style:name="T27" style:parent-style-name="Fonteparág.padrão" style:family="text">
      <style:text-properties style:font-name="Arial" style:font-name-complex="Arial" fo:font-weight="bold" style:font-weight-asian="bold" fo:letter-spacing="-0.0027in"/>
    </style:style>
    <style:style style:name="T28" style:parent-style-name="Fonteparág.padrão" style:family="text">
      <style:text-properties style:font-name="Arial" style:font-name-complex="Arial" fo:letter-spacing="-0.0027in"/>
    </style:style>
    <style:style style:name="P29" style:parent-style-name="Normal" style:family="paragraph">
      <style:paragraph-properties fo:text-align="justify" fo:text-indent="1.9687in">
        <style:tab-stops>
          <style:tab-stop style:type="left" style:position="0in"/>
        </style:tab-stops>
      </style:paragraph-properties>
      <style:text-properties style:font-name="Arial" style:font-name-complex="Arial"/>
    </style:style>
    <style:style style:name="P30"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31" style:parent-style-name="Normal" style:family="paragraph">
      <style:paragraph-properties fo:text-align="justify" fo:margin-top="0.0833in" fo:line-height="150%" fo:text-indent="1.1812in">
        <style:tab-stops>
          <style:tab-stop style:type="left" style:position="0in"/>
        </style:tab-stops>
      </style:paragraph-properties>
    </style:style>
    <style:style style:name="T32" style:parent-style-name="Fonteparág.padrão" style:family="text">
      <style:text-properties style:font-name="Arial" style:font-name-complex="Arial" fo:font-weight="bold" style:font-weight-asian="bold" style:font-weight-complex="bold" fo:letter-spacing="-0.0027in"/>
    </style:style>
    <style:style style:name="T33" style:parent-style-name="Fonteparág.padrão" style:family="text">
      <style:text-properties style:font-name="Arial" style:font-name-complex="Arial" fo:letter-spacing="-0.0027in"/>
    </style:style>
    <style:style style:name="T34" style:parent-style-name="Fonteparág.padrão" style:family="text">
      <style:text-properties style:font-name="Arial" style:font-name-complex="Arial" fo:letter-spacing="-0.0027in"/>
    </style:style>
    <style:style style:name="T35" style:parent-style-name="Fonteparág.padrão" style:family="text">
      <style:text-properties style:font-name="Arial" style:font-name-complex="Arial" fo:letter-spacing="-0.0027in"/>
    </style:style>
    <style:style style:name="T36" style:parent-style-name="Fonteparág.padrão" style:family="text">
      <style:text-properties style:font-name="Arial" style:font-name-complex="Arial" fo:letter-spacing="-0.0027in"/>
    </style:style>
    <style:style style:name="T37" style:parent-style-name="Fonteparág.padrão" style:family="text">
      <style:text-properties style:font-name="Arial" style:font-name-complex="Arial" fo:letter-spacing="-0.0027in"/>
    </style:style>
    <style:style style:name="T38" style:parent-style-name="Fonteparág.padrão" style:family="text">
      <style:text-properties style:font-name="Arial" style:font-name-complex="Arial" fo:letter-spacing="-0.0027in"/>
    </style:style>
    <style:style style:name="T39" style:parent-style-name="Fonteparág.padrão" style:family="text">
      <style:text-properties style:font-name="Arial" style:font-name-complex="Arial" fo:letter-spacing="-0.0027in"/>
    </style:style>
    <style:style style:name="T40" style:parent-style-name="Fonteparág.padrão" style:family="text">
      <style:text-properties style:font-name="Arial" style:font-name-complex="Arial" fo:letter-spacing="-0.0027in"/>
    </style:style>
    <style:style style:name="T41" style:parent-style-name="Fonteparág.padrão" style:family="text">
      <style:text-properties style:font-name="Arial" style:font-name-complex="Arial" fo:letter-spacing="-0.0027in"/>
    </style:style>
    <style:style style:name="T42" style:parent-style-name="Fonteparág.padrão" style:family="text">
      <style:text-properties style:font-name="Arial" style:font-name-complex="Arial" fo:letter-spacing="-0.0027in"/>
    </style:style>
    <style:style style:name="T43" style:parent-style-name="Fonteparág.padrão" style:family="text">
      <style:text-properties style:font-name="Arial" style:font-name-complex="Arial" fo:letter-spacing="-0.0027in"/>
    </style:style>
    <style:style style:name="T44" style:parent-style-name="Fonteparág.padrão" style:family="text">
      <style:text-properties style:font-name="Arial" style:font-name-complex="Arial" fo:letter-spacing="-0.0027in"/>
    </style:style>
    <style:style style:name="P45"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46"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47" style:parent-style-name="Normal" style:family="paragraph">
      <style:paragraph-properties fo:margin-left="0.6895in" fo:text-indent="0.4916in">
        <style:tab-stops/>
      </style:paragraph-properties>
    </style:style>
    <style:style style:name="T48" style:parent-style-name="Fonteparág.padrão" style:family="text">
      <style:text-properties style:font-name="Arial" style:font-name-complex="Arial" fo:font-weight="bold" style:font-weight-asian="bold" style:font-weight-complex="bold" fo:letter-spacing="-0.0027in"/>
    </style:style>
    <style:style style:name="T49" style:parent-style-name="Fonteparág.padrão" style:family="text">
      <style:text-properties style:font-name="Arial" style:font-name-complex="Arial" fo:letter-spacing="-0.0027in"/>
    </style:style>
    <style:style style:name="P50"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1"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2"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3"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4"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5"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6"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7"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8"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59"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0" style:parent-style-name="Normal" style:family="paragraph">
      <style:paragraph-properties fo:text-align="justify" fo:margin-top="0.0833in" fo:line-height="150%" fo:text-indent="1.1812in">
        <style:tab-stops>
          <style:tab-stop style:type="left" style:position="0in"/>
        </style:tab-stops>
      </style:paragraph-properties>
    </style:style>
    <style:style style:name="T61" style:parent-style-name="Fonteparág.padrão" style:family="text">
      <style:text-properties style:font-name="Arial" style:font-name-complex="Arial" fo:font-weight="bold" style:font-weight-asian="bold" style:font-weight-complex="bold" fo:letter-spacing="-0.0027in"/>
    </style:style>
    <style:style style:name="T62" style:parent-style-name="Fonteparág.padrão" style:family="text">
      <style:text-properties style:font-name="Arial" style:font-name-complex="Arial" fo:letter-spacing="-0.0027in"/>
    </style:style>
    <style:style style:name="P63"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4"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5"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6"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7"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8"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69"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0"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1"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2"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3"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4"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5"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6"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7"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8"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79"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80"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81"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82"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83" style:parent-style-name="Normal" style:family="paragraph">
      <style:paragraph-properties fo:text-align="justify" fo:line-height="150%" fo:text-indent="1.1812in">
        <style:tab-stops>
          <style:tab-stop style:type="left" style:position="0in"/>
        </style:tab-stops>
      </style:paragraph-properties>
      <style:text-properties style:font-name="Arial" style:font-name-complex="Arial" fo:letter-spacing="-0.0027in"/>
    </style:style>
    <style:style style:name="P84" style:parent-style-name="Normal" style:family="paragraph">
      <style:paragraph-properties fo:text-align="justify" fo:margin-top="0.0833in" fo:line-height="150%" fo:text-indent="1.1812in">
        <style:tab-stops>
          <style:tab-stop style:type="left" style:position="0in"/>
        </style:tab-stops>
      </style:paragraph-properties>
    </style:style>
    <style:style style:name="T85" style:parent-style-name="Fonteparág.padrão" style:family="text">
      <style:text-properties style:font-name="Arial" style:font-name-complex="Arial" fo:font-weight="bold" style:font-weight-asian="bold" style:font-weight-complex="bold" fo:letter-spacing="-0.0027in"/>
    </style:style>
    <style:style style:name="T86" style:parent-style-name="Fonteparág.padrão" style:family="text">
      <style:text-properties style:font-name="Arial" style:font-name-complex="Arial" fo:letter-spacing="-0.0027in"/>
    </style:style>
    <style:style style:name="T87" style:parent-style-name="Fonteparág.padrão" style:family="text">
      <style:text-properties style:font-name="Arial" style:font-name-complex="Arial" fo:letter-spacing="-0.0027in"/>
    </style:style>
    <style:style style:name="T88" style:parent-style-name="Fonteparág.padrão" style:family="text">
      <style:text-properties style:font-name="Arial" style:font-name-complex="Arial" fo:letter-spacing="-0.0027in"/>
    </style:style>
    <style:style style:name="T89" style:parent-style-name="Fonteparág.padrão" style:family="text">
      <style:text-properties style:font-name="Arial" style:font-name-complex="Arial" fo:letter-spacing="-0.0027in"/>
    </style:style>
    <style:style style:name="T90" style:parent-style-name="Fonteparág.padrão" style:family="text">
      <style:text-properties style:font-name="Arial" style:font-name-complex="Arial" fo:letter-spacing="-0.0027in"/>
    </style:style>
    <style:style style:name="T91" style:parent-style-name="Fonteparág.padrão" style:family="text">
      <style:text-properties style:font-name="Arial" style:font-name-complex="Arial" fo:letter-spacing="-0.0027in"/>
    </style:style>
    <style:style style:name="T92" style:parent-style-name="Fonteparág.padrão" style:family="text">
      <style:text-properties style:font-name="Arial" style:font-name-complex="Arial" fo:letter-spacing="-0.0027in"/>
    </style:style>
    <style:style style:name="T93" style:parent-style-name="Fonteparág.padrão" style:family="text">
      <style:text-properties style:font-name="Arial" style:font-name-complex="Arial" fo:letter-spacing="-0.0027in"/>
    </style:style>
    <style:style style:name="T94" style:parent-style-name="Fonteparág.padrão" style:family="text">
      <style:text-properties style:font-name="Arial" style:font-name-complex="Arial" fo:letter-spacing="-0.0027in"/>
    </style:style>
    <style:style style:name="T95" style:parent-style-name="Fonteparág.padrão" style:family="text">
      <style:text-properties style:font-name="Arial" style:font-name-complex="Arial" fo:letter-spacing="-0.0027in"/>
    </style:style>
    <style:style style:name="T96" style:parent-style-name="Fonteparág.padrão" style:family="text">
      <style:text-properties style:font-name="Arial" style:font-name-complex="Arial" fo:letter-spacing="-0.0027in"/>
    </style:style>
    <style:style style:name="T97" style:parent-style-name="Fonteparág.padrão" style:family="text">
      <style:text-properties style:font-name="Arial" style:font-name-complex="Arial" fo:letter-spacing="-0.0027in"/>
    </style:style>
    <style:style style:name="T98" style:parent-style-name="Fonteparág.padrão" style:family="text">
      <style:text-properties style:font-name="Arial" style:font-name-complex="Arial" fo:letter-spacing="-0.0027in"/>
    </style:style>
    <style:style style:name="T99" style:parent-style-name="Fonteparág.padrão" style:family="text">
      <style:text-properties style:font-name="Arial" style:font-name-complex="Arial" fo:letter-spacing="-0.0027in"/>
    </style:style>
    <style:style style:name="T100" style:parent-style-name="Fonteparág.padrão" style:family="text">
      <style:text-properties style:font-name="Arial" style:font-name-complex="Arial" fo:letter-spacing="-0.0027in"/>
    </style:style>
    <style:style style:name="T101" style:parent-style-name="Fonteparág.padrão" style:family="text">
      <style:text-properties style:font-name="Arial" style:font-name-complex="Arial" fo:letter-spacing="-0.0027in"/>
    </style:style>
    <style:style style:name="T102" style:parent-style-name="Fonteparág.padrão" style:family="text">
      <style:text-properties style:font-name="Arial" style:font-name-complex="Arial" fo:letter-spacing="-0.0027in"/>
    </style:style>
    <style:style style:name="T103" style:parent-style-name="Fonteparág.padrão" style:family="text">
      <style:text-properties style:font-name="Arial" style:font-name-complex="Arial" fo:letter-spacing="-0.0027in"/>
    </style:style>
    <style:style style:name="T104" style:parent-style-name="Fonteparág.padrão" style:family="text">
      <style:text-properties style:font-name="Arial" style:font-name-complex="Arial" fo:letter-spacing="-0.0027in"/>
    </style:style>
    <style:style style:name="T105" style:parent-style-name="Fonteparág.padrão" style:family="text">
      <style:text-properties style:font-name="Arial" style:font-name-complex="Arial" fo:letter-spacing="-0.0027in"/>
    </style:style>
    <style:style style:name="T106" style:parent-style-name="Fonteparág.padrão" style:family="text">
      <style:text-properties style:font-name="Arial" style:font-name-complex="Arial" fo:letter-spacing="-0.0027in"/>
    </style:style>
    <style:style style:name="P107" style:parent-style-name="Normal" style:family="paragraph">
      <style:paragraph-properties fo:text-align="justify" fo:margin-top="0.0833in" fo:line-height="150%" fo:text-indent="1.1812in">
        <style:tab-stops>
          <style:tab-stop style:type="left" style:position="0in"/>
        </style:tab-stops>
      </style:paragraph-properties>
    </style:style>
    <style:style style:name="T108" style:parent-style-name="Fonteparág.padrão" style:family="text">
      <style:text-properties style:font-name="Arial" style:font-name-complex="Arial" fo:font-weight="bold" style:font-weight-asian="bold" style:font-weight-complex="bold" fo:letter-spacing="-0.0027in"/>
    </style:style>
    <style:style style:name="T109" style:parent-style-name="Fonteparág.padrão" style:family="text">
      <style:text-properties style:font-name="Arial" style:font-name-complex="Arial" fo:letter-spacing="-0.0027in"/>
    </style:style>
    <style:style style:name="T110" style:parent-style-name="Fonteparág.padrão" style:family="text">
      <style:text-properties style:font-name="Arial" style:font-name-complex="Arial" fo:letter-spacing="-0.0027in"/>
    </style:style>
    <style:style style:name="T111" style:parent-style-name="Fonteparág.padrão" style:family="text">
      <style:text-properties style:font-name="Arial" style:font-name-complex="Arial" fo:letter-spacing="-0.0027in"/>
    </style:style>
    <style:style style:name="T112" style:parent-style-name="Fonteparág.padrão" style:family="text">
      <style:text-properties style:font-name="Arial" style:font-name-complex="Arial" fo:letter-spacing="-0.0027in"/>
    </style:style>
    <style:style style:name="T113" style:parent-style-name="Fonteparág.padrão" style:family="text">
      <style:text-properties style:font-name="Arial" style:font-name-complex="Arial" fo:letter-spacing="-0.0027in"/>
    </style:style>
    <style:style style:name="T114" style:parent-style-name="Fonteparág.padrão" style:family="text">
      <style:text-properties style:font-name="Arial" style:font-name-complex="Arial" fo:letter-spacing="-0.0027in"/>
    </style:style>
    <style:style style:name="T115" style:parent-style-name="Fonteparág.padrão" style:family="text">
      <style:text-properties style:font-name="Arial" style:font-name-complex="Arial" fo:letter-spacing="-0.0027in"/>
    </style:style>
    <style:style style:name="T116" style:parent-style-name="Fonteparág.padrão" style:family="text">
      <style:text-properties style:font-name="Arial" style:font-name-complex="Arial" fo:letter-spacing="-0.0027in"/>
    </style:style>
    <style:style style:name="T117" style:parent-style-name="Fonteparág.padrão" style:family="text">
      <style:text-properties style:font-name="Arial" style:font-name-complex="Arial" fo:letter-spacing="-0.0027in"/>
    </style:style>
    <style:style style:name="T118" style:parent-style-name="Fonteparág.padrão" style:family="text">
      <style:text-properties style:font-name="Arial" style:font-name-complex="Arial" fo:letter-spacing="-0.0027in"/>
    </style:style>
    <style:style style:name="P119" style:parent-style-name="Normal" style:family="paragraph">
      <style:paragraph-properties fo:text-align="justify" fo:margin-top="0.0833in" fo:line-height="150%" fo:text-indent="1.9687in">
        <style:tab-stops>
          <style:tab-stop style:type="left" style:position="2.7562in"/>
        </style:tab-stops>
      </style:paragraph-properties>
      <style:text-properties style:font-name="Arial" style:font-name-complex="Arial"/>
    </style:style>
    <style:style style:name="P120" style:parent-style-name="Normal" style:family="paragraph">
      <style:paragraph-properties fo:line-height="150%">
        <style:tab-stops>
          <style:tab-stop style:type="left" style:position="1.9687in"/>
        </style:tab-stops>
      </style:paragraph-properties>
      <style:text-properties style:font-name="Arial" style:font-name-complex="Arial"/>
    </style:style>
    <style:style style:name="P121" style:parent-style-name="Normal" style:family="paragraph">
      <style:paragraph-properties>
        <style:tab-stops>
          <style:tab-stop style:type="left" style:position="1.9687in"/>
        </style:tab-stops>
      </style:paragraph-properties>
      <style:text-properties style:font-name="Arial" style:font-name-complex="Arial"/>
    </style:style>
    <style:style style:name="P122" style:parent-style-name="SemEspaçamento" style:family="paragraph">
      <style:paragraph-properties fo:text-align="center" fo:line-height="0.2222in"/>
      <style:text-properties style:font-name="Arial" style:font-name-complex="Arial" fo:font-weight="bold" style:font-weight-asian="bold" fo:font-size="10pt" style:font-size-asian="10pt" style:font-size-complex="10pt" style:language-asian="pt" style:country-asian="BR"/>
    </style:style>
    <style:style style:name="P123" style:parent-style-name="SemEspaçamento" style:family="paragraph">
      <style:paragraph-properties fo:text-align="center" fo:line-height="0.2222in"/>
      <style:text-properties style:font-name="Arial" style:font-name-complex="Arial" fo:font-weight="bold" style:font-weight-asian="bold" fo:font-size="10pt" style:font-size-asian="10pt" style:font-size-complex="10pt" style:language-asian="pt" style:country-asian="BR"/>
    </style:style>
    <style:style style:name="P124" style:parent-style-name="SemEspaçamento" style:family="paragraph">
      <style:paragraph-properties fo:text-align="center" fo:line-height="0.2222in"/>
      <style:text-properties style:font-name="Arial" style:font-name-complex="Arial" fo:font-weight="bold" style:font-weight-asian="bold" fo:font-size="10pt" style:font-size-asian="10pt" style:font-size-complex="10pt" style:language-asian="pt" style:country-asian="BR"/>
    </style:style>
    <style:style style:name="P125" style:parent-style-name="SemEspaçamento"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style>
    <style:style style:name="P126" style:parent-style-name="SemEspaçamento"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style>
    <style:style style:name="P127" style:parent-style-name="SemEspaçamento" style:family="paragraph">
      <style:paragraph-properties fo:text-align="center" fo:line-height="0.2222in"/>
      <style:text-properties style:font-name="Arial" style:font-name-complex="Arial" fo:font-weight="bold" style:font-weight-asian="bold" fo:font-size="10pt" style:font-size-asian="10pt" style:font-size-complex="10pt" style:language-asian="pt" style:country-asian="BR"/>
    </style:style>
    <style:style style:name="P128" style:parent-style-name="SemEspaçamento" style:family="paragraph">
      <style:paragraph-properties fo:text-align="center" fo:line-height="0.2222in"/>
      <style:text-properties style:font-name="Arial" style:font-name-complex="Arial" fo:font-weight="bold" style:font-weight-asian="bold" fo:font-size="10pt" style:font-size-asian="10pt" style:font-size-complex="10pt" style:language-asian="pt" style:country-asian="BR"/>
    </style:style>
    <style:style style:name="P129" style:parent-style-name="SemEspaçamento"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style>
    <style:style style:name="P130" style:parent-style-name="SemEspaçamento" style:family="paragraph">
      <style:paragraph-properties fo:text-align="center" fo:line-height="150%"/>
      <style:text-properties style:font-name="Arial" style:font-name-complex="Arial" fo:font-weight="bold" style:font-weight-asian="bold" fo:font-size="10pt" style:font-size-asian="10pt" style:font-size-complex="10pt" style:language-asian="pt" style:country-asian="BR"/>
    </style:style>
    <style:style style:name="P131" style:parent-style-name="SemEspaçamento" style:family="paragraph">
      <style:paragraph-properties fo:text-align="justify" fo:line-height="115%" fo:margin-right="2.9875in"/>
      <style:text-properties style:font-name="Arial" style:font-name-complex="Arial" fo:font-size="9pt" style:font-size-asian="9pt" style:font-size-complex="9pt"/>
    </style:style>
    <style:style style:name="P132" style:parent-style-name="SemEspaçamento" style:family="paragraph">
      <style:paragraph-properties fo:text-align="justify" fo:line-height="115%" fo:margin-right="2.9875in"/>
      <style:text-properties style:font-name="Arial" style:font-name-complex="Arial" fo:font-size="9pt" style:font-size-asian="9pt" style:font-size-complex="9pt"/>
    </style:style>
    <style:style style:name="P133" style:parent-style-name="SemEspaçamento" style:family="paragraph">
      <style:paragraph-properties fo:text-align="justify" fo:line-height="115%" fo:margin-right="2.9875in"/>
      <style:text-properties style:font-name="Arial" style:font-name-complex="Arial" fo:font-size="9pt" style:font-size-asian="9pt" style:font-size-complex="9pt"/>
    </style:style>
    <style:style style:name="P134" style:parent-style-name="SemEspaçamento" style:family="paragraph">
      <style:paragraph-properties fo:text-align="justify" fo:line-height="115%" fo:margin-right="2.9875in"/>
      <style:text-properties style:font-name="Arial" style:font-name-complex="Arial" fo:font-size="9pt" style:font-size-asian="9pt" style:font-size-complex="9pt"/>
    </style:style>
    <style:style style:name="P135" style:parent-style-name="SemEspaçamento" style:family="paragraph">
      <style:paragraph-properties fo:text-align="justify" fo:line-height="115%" fo:margin-right="2.9875in"/>
    </style:style>
    <style:style style:name="T136" style:parent-style-name="Fonteparág.padrão" style:family="text">
      <style:text-properties style:font-name="Arial" style:font-name-complex="Arial" fo:font-size="9pt" style:font-size-asian="9pt" style:font-size-complex="9pt"/>
    </style:style>
    <style:style style:name="P137" style:parent-style-name="SemEspaçamento" style:family="paragraph">
      <style:paragraph-properties fo:text-align="center" fo:line-height="115%" fo:margin-right="2.9875in"/>
      <style:text-properties style:font-name="Arial" style:font-name-complex="Arial" fo:font-size="10pt" style:font-size-asian="10pt" style:font-size-complex="10pt"/>
    </style:style>
    <style:style style:name="P138" style:parent-style-name="SemEspaçamento" style:family="paragraph">
      <style:paragraph-properties fo:text-align="center" fo:line-height="115%" fo:margin-right="2.9875in"/>
      <style:text-properties style:font-name="Arial" style:font-name-complex="Arial" fo:font-weight="bold" style:font-weight-asian="bold" style:font-weight-complex="bold" fo:text-transform="uppercase" fo:font-size="9pt" style:font-size-asian="9pt" style:font-size-complex="9pt"/>
    </style:style>
    <style:style style:name="P139" style:parent-style-name="SemEspaçamento" style:family="paragraph">
      <style:paragraph-properties fo:text-align="center" fo:line-height="115%" fo:margin-right="2.9875in"/>
      <style:text-properties style:font-name="Arial" style:font-name-complex="Arial" fo:font-weight="bold" style:font-weight-asian="bold" fo:font-size="9pt" style:font-size-asian="9pt" style:font-size-complex="9pt"/>
    </style:style>
    <style:style style:name="P140" style:parent-style-name="SemEspaçamento" style:family="paragraph">
      <style:paragraph-properties fo:text-align="center" fo:line-height="115%" fo:margin-right="2.9875in"/>
    </style:style>
    <style:style style:name="T141" style:parent-style-name="Fonteparág.padrão" style:family="text">
      <style:text-properties style:font-name="Arial" style:font-name-complex="Arial" fo:font-weight="bold" style:font-weight-asian="bold" fo:font-size="9pt" style:font-size-asian="9pt" style:font-size-complex="9pt"/>
    </style:style>
  </office:automatic-styles>
  <office:body>
    <office:text text:use-soft-page-breaks="true">
      <text:p text:style-name="P1">PORTARIA Nº 3.199, DE<text:s/>10<text:s/>DE AGOSTO<text:s/>DE 2021</text:p>
      <text:p text:style-name="P10"/>
      <text:p text:style-name="P11"><text:span text:style-name="T12">Designa<text:s/></text:span><text:span text:style-name="T13">Gestor e<text:s/></text:span><text:span text:style-name="T14">Fiscal do Contrato</text:span><text:span text:style-name="T15"><text:s/>nº<text:s/></text:span><text:span text:style-name="T16">0</text:span><text:span text:style-name="T17">2</text:span><text:span text:style-name="T18">9</text:span><text:span text:style-name="T19"><text:s/></text:span><text:span text:style-name="T20">/2021, Processo de Compras nº<text:s/></text:span><text:span text:style-name="T21">538</text:span><text:span text:style-name="T22">/2021</text:span><text:span text:style-name="T23">.</text:span></text:p>
      <text:p text:style-name="P24"/>
      <text:p text:style-name="P25"><text:span text:style-name="T26">IVAIR NUNES PEREIRA</text:span><text:span text:style-name="T27">,<text:s/></text:span><text:span text:style-name="T28">Presidente do Departamento de Águas e Esgotos de Valinhos, no uso das atribuições que lhe são conferidas por Lei;</text:span></text:p>
      <text:p text:style-name="P29"/>
      <text:p text:style-name="P30">CONSIDERANDO o previsto<text:s/>nos termos do artigo 67, da Lei Federal nº 8.666, de 21 de junho de 1993, quanto às determinações legais para realização de contratações pela administração pública e ainda quanto às determinações legais para acompanhamento e fiscalização dos contratos administrativos,<text:s/>resolve:</text:p>
      <text:p text:style-name="P31"><text:bookmark-start text:name="_Hlk66793020"/><text:span text:style-name="T32">Art. 1º</text:span><text:span text:style-name="T33"><text:s/>Designar os servidores abaixo relacionados como Gestor e Fiscal do Termo de Contrato<text:s/></text:span><text:span text:style-name="T34">de<text:s/></text:span><text:span text:style-name="T35">nº<text:s/></text:span><text:span text:style-name="T36">0</text:span><text:span text:style-name="T37">2</text:span><text:span text:style-name="T38">9</text:span><text:span text:style-name="T39">/2021, cujo objeto<text:s/></text:span><text:span text:style-name="T40">é</text:span><text:span text:style-name="T41"><text:s/>a contratação de empresa para o</text:span><text:span text:style-name="T42"><text:s/>fornecimento parcelado de geoforma em formato elíptico, confeccionado em geotêxtil de polipropileno de 640 gr/m², 01 (uma) manga de enchimento de geotêxtil com cadarço para vedação, 08 (oito) alças de ancoragem, embalagem em tecido sintético com alças para movimentação, para uso no armazenamento de lodo proveniente do processo de trat</text:span><text:span text:style-name="T43">amento de água <text:s/>das ETA´s 1 e 2.</text:span><text:span text:style-name="T44"><text:s/></text:span></text:p>
      <text:p text:style-name="P45">I. Servidor:<text:s/>Caio Cesar Ceccherini<text:s/>– matrícula<text:s/>1378, portador do CPF sob nº<text:s/>087.354.358-01; na qualidade de Gestor do contrato; e</text:p>
      <text:p text:style-name="P46"><text:bookmark-end text:name="_Hlk66793020"/>II. Servidor:<text:s/>Nilton César<text:s/>de Oliveira<text:s/>– matrícula<text:s/>797, portador do CPF sob nº<text:s/>855.520.389-91; na qualidade de Fiscal do contrato.</text:p>
      <text:p text:style-name="P47"><text:span text:style-name="T48">Art. 2º</text:span><text:span text:style-name="T49"><text:s/>Ao Gestor do contrato caberá as seguintes atribuições:</text:span></text:p>
      <text:p text:style-name="P50">I. coordenar e auxiliar o Fiscal do contrato nos procedimentos de acompanhamento da execução contratual e na forma de apresentação dos documentos exigíveis para pagamento mensal ou eventual;<text:s/></text:p>
      <text:p text:style-name="P51">II. manter em sua unidade cópia do contrato e de suas atualizações e disponibilizá-la aos fiscais para conhecimento das regras estabelecidas, com vistas à devida e adequada gestão e fiscalização do contrato;<text:s/></text:p>
      <text:p text:style-name="P52">III. receber, manifestar-se e dar o encaminhamento devido a dúvidas ou questionamentos feitos pela contratada e pela fiscalização, centralizando as informações;<text:s/></text:p>
      <text:p text:style-name="P53">IV. zelar pelo fiel cumprimento do objeto contratado sob sua supervisão e, sempre que requerido, submeter previamente à deliberação da Presidência pedido de alteração;<text:s/></text:p>
      <text:p text:style-name="P54">V. controlar o prazo de vigência do contrato para que a execução seja tempestiva;<text:s/></text:p>
      <text:p text:style-name="P55">VI. informar à Autoridade Competente, tempestivamente, o descumprimento contratual por parte da contratada e sugerir a aplicação das sanções previstas no instrumento convocatório e/ou no contrato, após o devido processo administrativo;<text:s/></text:p>
      <text:p text:style-name="P56">VII. encaminhar à Autoridade Competente, no prazo de 90 (noventa) dias do vencimento do contrato, o pedido devidamente justificado de prorrogação de vigência, quando for o<text:s/><text:soft-page-break/>caso, acompanhado da anuência da contratada, pesquisa de mercado e avaliação dos resultados obtidos que comprovem a necessidade e a vantagem econômica da contratação, ou nova requisição de compras/serviços para abertura de procedimento licitatório;<text:s/></text:p>
      <text:p text:style-name="P57">VIII. informar ao Departamento Financeiro, até 10 de dezembro de cada exercício, as obrigações não liquidadas no exercício, visando à obtenção de reforço, cancelamento e/ou inscrição de saldos de empenho a conta de restos a pagar;<text:s/></text:p>
      <text:p text:style-name="P58">IX. assinar, juntamente com o Fiscal do contrato, notas fiscais e atestado de capacidade técnica referente à execução e desempenho da contratada, que deverá ser elaborado quando solicitado, através de processo administrativo próprio para este fim; e<text:s/></text:p>
      <text:p text:style-name="P59">X. encaminhar à Autoridade Competente a decisão de providências relativas ao contrato que ultrapassarem a sua competência/atribuição, para a adoção tempestiva das medidas cabíveis.<text:s/></text:p>
      <text:p text:style-name="P60"><text:span text:style-name="T61">Art. 3º</text:span><text:span text:style-name="T62"><text:s/>Ao Fiscal do contrato caberá as seguintes atribuições:</text:span></text:p>
      <text:p text:style-name="P63">I. analisar os documentos apresentados para pagamento, conferi-los com as condições estabelecidas no contrato e atestar a Nota Fiscal ou enviar Notificação para contratada para regularização de impropriedade constatada;<text:s/></text:p>
      <text:p text:style-name="P64">II. acompanhar o saldo das notas de empenho e, quando necessário, requerer os respectivos reforços, mantendo o Departamento Financeiro informado acerca dos pagamentos eventualmente pendentes;<text:s/></text:p>
      <text:p text:style-name="P65">III. emitir ordens de serviço/fornecimento e solicitar à contratada a correção de pendências constatadas na execução do contrato;<text:s/></text:p>
      <text:p text:style-name="P66">IV. avaliar eventuais atrasos nos prazos de entrega ou ocorrências que possam gerar dificuldades à conclusão do objeto contratado e submetê-las ao Gestor do contrato para envio à autoridade superior para deliberação;<text:s/></text:p>
      <text:p text:style-name="P67">V. verificar se, na entrega de material ou na prestação de serviço, a especificação, valor unitário ou total, a quantidade e prazos de entrega estão de acordo com o estabelecido no instrumento contratual e edital de licitação;<text:s/></text:p>
      <text:p text:style-name="P68">VI. anotar, em processo específico, quando autuado para esse fim, todas as ocorrências relativas à execução do contrato;<text:s/></text:p>
      <text:p text:style-name="P69">VII registrar e informar ao gestor as atividades desempenhadas e todas as pendências constatadas na execução do contrato;<text:s/></text:p>
      <text:p text:style-name="P70">VIII. manifestar-se acerca de solicitação da contratada para prorrogação da execução/entrega do objeto contratual, submetendo ao gestor com vistas à deliberação da Presidência;<text:s/></text:p>
      <text:p text:style-name="P71">IX. receber provisoriamente e definitivamente, as aquisições ou serviços de acordo com as regras contratuais;<text:s/></text:p>
      <text:p text:style-name="P72">X. apresentar relatórios que subsidiem o ateste da nota fiscal pelo Fiscal do contrato;<text:s/></text:p>
      <text:p text:style-name="P73">XI. informar ao Gestor eventual incapacidade técnica da empresa na execução contratual;<text:s/></text:p>
      <text:soft-page-break/>
      <text:p text:style-name="P74">XII. propor ao Gestor, na hipótese de descumprimento contratual, a aplicação de sanções à contratada de acordo com as regras estabelecidas no ato convocatório e/ou contrato;<text:s/></text:p>
      <text:p text:style-name="P75">XIII. elaborar, quando exigido, relatórios, laudos e pareceres das atividades de fiscalização técnica da execução do contrato;<text:s/></text:p>
      <text:p text:style-name="P76">XIV. devolver, mediante justificativa e notificação formal, nota fiscal apresentada pela contratada quando for observada irregularidade que inviabilize o ateste e pagamento do serviço/fornecimento prestado;<text:s/></text:p>
      <text:p text:style-name="P77">XV. acompanhar os resultados alcançados quanto à execução da obrigação do contrato para receber e atestar as notas fiscais, submetendo-as ao Gestor, e encaminhá-las à unidade competente para pagamento, após conferência completa da documentação exigida no contrato;<text:s/></text:p>
      <text:p text:style-name="P78">XVI. controlar os pagamentos efetuados em ordem cronológica, anexando aos autos do processo as notas fiscais e documentos exigidos em contrato, e observar o saldo contratual com auxílio da unidade de orçamento;<text:s/></text:p>
      <text:p text:style-name="P79">XVII. encaminhar o processo de contratação ao Gestor do Contrato, quando houver solicitação de repactuação, reajuste, reequilíbrio, acréscimos/supressões e prorrogação, observado o prazo de vigência contratual;<text:s/></text:p>
      <text:p text:style-name="P80">XVIII. acompanhar a garantia contratual e propor ao Gestor do Contrato, quando terminar a vigência do contrato e desde que não haja pendência, a liberação da garantia contratual em favor da contratada, se for o caso;<text:s/></text:p>
      <text:p text:style-name="P81">XIX. instruir e submeter ao Gestor do contrato o pedido de prorrogação contratual, mediante a juntada da documentação que habilitou a contratada devidamente atualizada, bem como da pesquisa de mercado e avaliação dos resultados obtidos que comprovem a necessidade e a vantagem econômica da contratação;<text:s/></text:p>
      <text:p text:style-name="P82">XX. informar ao gestor do contrato a execução dos saldos empenhados e as questões previdenciárias, trabalhistas e fiscais; e</text:p>
      <text:p text:style-name="P83">XXI. desenvolver outras atribuições oriundas das cláusulas e especificidades contratuais.<text:s/></text:p>
      <text:p text:style-name="P84"><text:span text:style-name="T85">Art. 4º</text:span><text:span text:style-name="T86"><text:s/>Esta Portaria entra em vigor na data de sua publicação, retroagindo seus efeitos a<text:s/></text:span><text:span text:style-name="T87">2</text:span><text:span text:style-name="T88">2</text:span><text:span text:style-name="T89"><text:s/>de jul</text:span><text:span text:style-name="T90">h</text:span><text:span text:style-name="T91">o</text:span><text:span text:style-name="T92"><text:s/>de 2021</text:span><text:span text:style-name="T93">,<text:s/></text:span><text:span text:style-name="T94">data de assinatura do</text:span><text:span text:style-name="T95">s</text:span><text:span text:style-name="T96"><text:s/>termo</text:span><text:span text:style-name="T97">s</text:span><text:span text:style-name="T98"><text:s/>contratua</text:span><text:span text:style-name="T99">is</text:span><text:span text:style-name="T100">, respectivamente a</text:span><text:span text:style-name="T101">os termos de contrato</text:span><text:span text:style-name="T102"><text:s/>nº</text:span><text:span text:style-name="T103"><text:s/>0</text:span><text:span text:style-name="T104">2</text:span><text:span text:style-name="T105">9</text:span><text:span text:style-name="T106">/2021.</text:span></text:p>
      <text:p text:style-name="P107"><text:span text:style-name="T108">Art. 5º</text:span><text:span text:style-name="T109"><text:s/>Esta Portaria integra o Processo de Compras nº<text:s/></text:span><text:span text:style-name="T110">538</text:span><text:span text:style-name="T111">/2021</text:span><text:span text:style-name="T112"><text:s/>e Termo</text:span><text:span text:style-name="T113">s</text:span><text:span text:style-name="T114"><text:s/>de Contrato nº<text:s/></text:span><text:span text:style-name="T115">02</text:span><text:span text:style-name="T116">9</text:span><text:span text:style-name="T117">/</text:span><text:span text:style-name="T118">2021.</text:span></text:p>
      <text:p text:style-name="P119">Valinhos,<text:s/>10<text:s/>de agosto<text:s/>de 2021.</text:p>
      <text:p text:style-name="P120"/>
      <text:p text:style-name="P121"/>
      <text:p text:style-name="P122"/>
      <text:p text:style-name="P123">IVAIR NUNES PEREIRA</text:p>
      <text:p text:style-name="P124">Presidente</text:p>
      <text:p text:style-name="P125"/>
      <text:p text:style-name="P126"/>
      <text:p text:style-name="P127">ALUÍSIO JOSÉ MAMPRIN BRUNELLO</text:p>
      <text:p text:style-name="P128">Diretor do Departamento Administrativo</text:p>
      <text:p text:style-name="P129"/>
      <text:p text:style-name="P130"/>
      <text:p text:style-name="P131">Redigida e lavrada consoante os elementos constantes do Processo de Compras nº<text:s/>538/2021</text:p>
      <text:p text:style-name="P132"/>
      <text:p text:style-name="P133"/>
      <text:p text:style-name="P134"/>
      <text:p text:style-name="P135"><text:span text:style-name="T136">.</text:span></text:p>
      <text:p text:style-name="P137"/>
      <text:p text:style-name="P138">Marcelo Tadashi Nisihara<text:s/></text:p>
      <text:p text:style-name="P139">Diretor da Divisão de Pessoal</text:p>
      <text:p text:style-name="P140"><text:span text:style-name="T141">em substitui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man" svg:font-family="Roman" style:font-family-generic="roman" style:font-pitch="variable" svg:panose-1="0 0 0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style:text-properties style:font-name="Roman" fo:font-weight="bold" style:font-weight-asian="bold" fo:font-size="12pt" style:font-size-asian="12pt" fo:hyphenate="false"/>
    </style:style>
    <style:style style:name="Normal" style:display-name="Normal" style:family="paragraph">
      <style:text-properties style:font-name="Times New Roman" style:font-name-asian="Times New Roman" fo:hyphenate="false"/>
    </style:style>
    <style:style style:name="Fonteparág.padrão" style:display-name="Fonte parág. padrão" style:family="text"/>
    <style:style style:name="Título1Char" style:display-name="Título 1 Char" style:family="text">
      <style:text-properties style:font-name="Roman" style:font-name-asian="Times New Roman" style:font-name-complex="Times New Roman" fo:font-weight="bold" style:font-weight-asian="bold" fo:font-size="12pt" style:font-size-asian="12pt" style:font-size-complex="10pt"/>
    </style:style>
    <style:style style:name="Númerodepágina" style:display-name="Número de página" style:family="text" style:parent-style-name="Fonteparág.padrão"/>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style:font-name="Roman" fo:hyphenate="false"/>
    </style:style>
    <style:style style:name="CabeçalhoChar" style:display-name="Cabeçalho Char" style:family="text">
      <style:text-properties style:font-name="Roman" style:font-name-asian="Times New Roman" style:font-name-complex="Times New Roman" fo:font-size="10pt" style:font-size-asian="10pt" style:font-size-complex="10pt"/>
    </style:style>
    <style:style style:name="Título" style:display-name="Título" style:family="paragraph" style:parent-style-name="Normal">
      <style:paragraph-properties fo:text-align="center"/>
      <style:text-properties fo:font-weight="bold" style:font-weight-asian="bold" fo:font-size="18pt" style:font-size-asian="18pt" fo:hyphenate="false"/>
    </style:style>
    <style:style style:name="TítuloChar" style:display-name="Título Char" style:family="text">
      <style:text-properties style:font-name="Times New Roman" style:font-name-asian="Times New Roman" style:font-name-complex="Times New Roman" fo:font-weight="bold" style:font-weight-asian="bold" fo:font-size="18pt" style:font-size-asian="18pt" style:font-size-complex="10pt"/>
    </style:style>
    <style:style style:name="SemEspaçamento" style:display-name="Sem Espaçamento" style:family="paragraph">
      <style:text-properties fo:font-size="11pt" style:font-size-asian="11pt" style:font-size-complex="11pt" style:language-asian="en" style:country-asian="US" fo:hyphenate="false"/>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text-properties style:font-name="Tahoma" style:font-name-asian="Times New Roman" style:font-name-complex="Tahoma" fo:font-size="8pt" style:font-size-asian="8pt" style:font-size-complex="8pt"/>
    </style:style>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style:font-name="Calibri" style:font-name-asian="Calibri" fo:font-size="10.5pt" style:font-size-asian="10.5pt" style:font-size-complex="10.5pt" fo:hyphenate="false"/>
    </style:style>
    <style:style style:name="RodapéChar" style:display-name="Rodapé Char" style:family="text">
      <style:text-propertie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44in" style:print-orientation="portrait" fo:margin-top="0in" fo:margin-left="1.4173in" fo:margin-bottom="0.1368in" fo:margin-right="0.984in" style:num-format="1" style:writing-mode="lr-tb">
        <style:footnote-sep style:width="0.007in" style:rel-width="33%" style:color="#000000" style:line-style="solid" style:adjustment="left"/>
      </style:page-layout-properties>
      <style:header-style>
        <style:header-footer-properties style:dynamic-spacing="true" fo:min-height="1.3784in"/>
      </style:header-style>
      <style:footer-style>
        <style:header-footer-properties style:dynamic-spacing="true" fo:min-height="0.493in"/>
      </style:footer-style>
    </style:page-layout>
    <style:style style:name="P2" style:parent-style-name="Título" style:family="paragraph">
      <style:paragraph-properties fo:margin-left="0.4923in">
        <style:tab-stops/>
      </style:paragraph-properties>
      <style:text-properties style:font-name="Arial" style:font-name-complex="Arial" fo:font-size="11.5pt" style:font-size-asian="11.5pt" style:font-size-complex="11.5pt"/>
    </style:style>
    <style:style style:name="P3" style:parent-style-name="Título" style:family="paragraph">
      <style:paragraph-properties fo:margin-left="0.4923in">
        <style:tab-stops/>
      </style:paragraph-properties>
    </style:style>
    <style:style style:name="P4" style:parent-style-name="Título" style:family="paragraph">
      <style:paragraph-properties fo:margin-left="0.4923in">
        <style:tab-stops/>
      </style:paragraph-properties>
      <style:text-properties style:font-name="Arial" style:font-name-complex="Arial" fo:color="#0070C0" fo:font-size="11pt" style:font-size-asian="11pt" style:font-size-complex="11pt"/>
    </style:style>
    <style:style style:name="P5" style:parent-style-name="Título" style:family="paragraph">
      <style:paragraph-properties fo:margin-left="0.4923in">
        <style:tab-stops/>
      </style:paragraph-properties>
      <style:text-properties style:font-name="Arial" style:font-name-complex="Arial" fo:font-weight="normal" style:font-weight-asian="normal" style:font-weight-complex="bold" fo:color="#0070C0" fo:font-size="11pt" style:font-size-asian="11pt" style:font-size-complex="11pt"/>
    </style:style>
    <style:style style:name="P6" style:parent-style-name="Título" style:family="paragraph">
      <style:paragraph-properties fo:margin-left="0.4923in">
        <style:tab-stops/>
      </style:paragraph-properties>
      <style:text-properties style:font-name="Arial" style:font-name-complex="Arial" fo:font-weight="normal" style:font-weight-asian="normal" style:font-weight-complex="bold" fo:color="#0070C0" fo:font-size="11pt" style:font-size-asian="11pt" style:font-size-complex="11pt"/>
    </style:style>
    <style:style style:name="P7" style:parent-style-name="Cabeçalho" style:family="paragraph">
      <style:paragraph-properties fo:text-align="end" fo:margin-right="0.25in"/>
      <style:text-properties style:font-name="Courier New" style:font-name-complex="Courier New" fo:font-size="8pt" style:font-size-asian="8pt" style:font-size-complex="8pt"/>
    </style:style>
    <style:style style:name="P8" style:parent-style-name="Rodapé" style:family="paragraph">
      <style:paragraph-properties>
        <style:tab-stops>
          <style:tab-stop style:type="center" style:position="3.1104in"/>
          <style:tab-stop style:type="center" style:position="3.25in"/>
          <style:tab-stop style:type="right" style:position="6.5in"/>
        </style:tab-stops>
      </style:paragraph-properties>
    </style:style>
    <style:style style:name="P9" style:parent-style-name="Rodapé" style:family="paragraph">
      <style:paragraph-properties>
        <style:tab-stops>
          <style:tab-stop style:type="center" style:position="3.25in"/>
          <style:tab-stop style:type="left" style:position="5.3159in"/>
          <style:tab-stop style:type="right" style:position="6.5in"/>
        </style:tab-stops>
      </style:paragraph-properties>
      <style:text-properties style:font-name="Arial" style:font-name-complex="Arial" fo:font-size="6pt" style:font-size-asian="6pt" style:font-size-complex="6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Cabeçalho"/>
        <text:p text:style-name="Cabeçalho"/>
        <text:p text:style-name="P2"/>
        <text:p text:style-name="P3"><draw:frame draw:z-index="251658752" draw:style-name="a0" draw:name="Imagem 3" text:anchor-type="paragraph" svg:x="-0.45278in" svg:y="0.01806in" svg:width="1.39583in" svg:height="0.53611in" style:rel-width="scale" style:rel-height="scale"><draw:image xlink:href="media/image1.jpeg" xlink:type="simple" xlink:show="embed" xlink:actuate="onLoad"/><svg:title/><svg:desc/></draw:frame></text:p>
        <text:p text:style-name="P4">DEPARTAMENTO DE ÁGUAS E ESGOTOS DE VALINHOS</text:p>
        <text:p text:style-name="P5">Autarquia Municipal</text:p>
        <text:p text:style-name="P6"/>
        <text:p text:style-name="P7"/>
      </style:header>
      <style:footer>
        <text:p text:style-name="P8">Portaria nº 3.199/21<text:tab/><text:s text:c="100"/><text:s text:c="22"/><text:s/>Fls.<text:s/><text:page-number text:fixed="false">1</text:page-number><text:s/>de 4</text:p>
        <text:p text:style-name="P9"/>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Gisele Baiochi</meta:initial-creator>
    <dc:creator>Maria Gabriela Gadiolle Angeli</dc:creator>
    <meta:creation-date>2021-08-16T11:43:00Z</meta:creation-date>
    <dc:date>2021-08-16T11:43:00Z</dc:date>
    <meta:print-date>2021-08-11T12:05:00Z</meta:print-date>
    <meta:template xlink:href="Normal.dotm" xlink:type="simple"/>
    <meta:editing-cycles>2</meta:editing-cycles>
    <meta:editing-duration>PT60S</meta:editing-duration>
    <meta:document-statistic meta:page-count="4" meta:paragraph-count="15" meta:word-count="1229" meta:character-count="7854" meta:row-count="55" meta:non-whitespace-character-count="6640"/>
  </office:meta>
</office:document-meta>
</file>